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1" draw:id="id1" draw:layer="layout" svg:x1="3.191cm" svg:y1="6.426cm" svg:x2="7.811cm" svg:y2="9.071cm" svg:d="m3191 6426h2310v2645h2310">
          <text:p/>
        </draw:connector>
        <draw:connector draw:style-name="gr1" draw:text-style-name="P1" draw:layer="layout" svg:x1="7.811cm" svg:y1="9.071cm" svg:x2="10.667cm" svg:y2="13.523cm" draw:start-shape="id1" draw:start-glue-point="3" svg:d="m7811 9071v2551h2856v1901">
          <text:p/>
        </draw:connector>
        <draw:line draw:style-name="gr1" draw:text-style-name="P1" draw:layer="layout" svg:x1="7.2cm" svg:y1="5cm" svg:x2="5.7cm" svg:y2="6.3cm">
          <text:p/>
        </draw:line>
        <draw:frame draw:style-name="gr2" draw:layer="layout" svg:width="15.044cm" svg:height="0.988cm" svg:x="7.9cm" svg:y="4.4cm">
          <draw:text-box>
            <text:p>Perform 1<text:span text:style-name="T1">st</text:span> mini test. If it passes, move to next step.</text:p>
          </draw:text-box>
        </draw:frame>
        <draw:line draw:style-name="gr1" draw:text-style-name="P1" draw:layer="layout" svg:x1="9.5cm" svg:y1="7.5cm" svg:x2="8cm" svg:y2="8.8cm">
          <text:p/>
        </draw:line>
        <draw:frame draw:style-name="gr2" draw:layer="layout" svg:width="15.34cm" svg:height="0.988cm" svg:x="10.2cm" svg:y="6.9cm">
          <draw:text-box>
            <text:p>Perform 2<text:span text:style-name="T1">nd</text:span> <text:s/>mini test. If it passes, move to next step.</text:p>
          </draw:text-box>
        </draw:frame>
        <draw:line draw:style-name="gr1" draw:text-style-name="P1" draw:layer="layout" svg:x1="12.3cm" svg:y1="10.4cm" svg:x2="10.8cm" svg:y2="11.7cm">
          <text:p/>
        </draw:line>
        <draw:frame draw:style-name="gr2" draw:layer="layout" svg:width="15.061cm" svg:height="0.988cm" svg:x="13cm" svg:y="9.8cm">
          <draw:text-box>
            <text:p>Perform n<text:span text:style-name="T2">th</text:span> mini test. If it passes, move to next step.</text:p>
          </draw:text-box>
        </draw:frame>
        <draw:frame draw:style-name="gr2" draw:layer="layout" svg:width="25.009cm" svg:height="1.675cm" svg:x="2.9cm" svg:y="15.2cm">
          <draw:text-box>
            <text:p>Face detection has been broken into many mini stages. If any stage fails, exit. If they all</text:p>
            <text:p>Pass, face detected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1-04T08:26:11.15</meta:creation-date>
    <dc:date>2014-11-04T08:31:31.55</dc:date>
    <meta:editing-duration>PT5M20S</meta:editing-duration>
    <meta:editing-cycles>2</meta:editing-cycles>
    <meta:generator>OpenOffice/4.0.0$Win32 OpenOffice.org_project/400m3$Build-9702</meta:generator>
    <meta:document-statistic meta:object-count="9"/>
  </office:meta>
</office:document-meta>
</file>